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1" svg:font-family="Arial" style:font-adornments="Normal" style:font-family-generic="swiss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25.199cm" fo:margin-left="0.256cm" fo:margin-right="0.245cm" table:align="margins"/>
    </style:style>
    <style:style style:name="Tabelle1.A" style:family="table-column">
      <style:table-column-properties style:column-width="9.1cm" style:rel-column-width="23666*"/>
    </style:style>
    <style:style style:name="Tabelle1.B" style:family="table-column">
      <style:table-column-properties style:column-width="3.99cm" style:rel-column-width="10376*"/>
    </style:style>
    <style:style style:name="Tabelle1.C" style:family="table-column">
      <style:table-column-properties style:column-width="4.039cm" style:rel-column-width="10505*"/>
    </style:style>
    <style:style style:name="Tabelle1.D" style:family="table-column">
      <style:table-column-properties style:column-width="4.02cm" style:rel-column-width="10454*"/>
    </style:style>
    <style:style style:name="Tabelle1.E" style:family="table-column">
      <style:table-column-properties style:column-width="4.05cm" style:rel-column-width="10534*"/>
    </style:style>
    <style:style style:name="Tabelle1.1" style:family="table-row">
      <style:table-row-properties fo:background-color="#ffffcc">
        <style:background-image/>
      </style:table-row-properties>
    </style:style>
    <style:style style:name="Tabelle1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background-color="#cc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fo:font-weight="normal" officeooo:paragraph-rsid="0015de33" style:font-size-asian="11pt" style:font-weight-asian="normal" style:font-size-complex="11pt" style:font-weight-complex="normal"/>
    </style:style>
    <style:style style:name="P5" style:family="paragraph" style:parent-style-name="Standard">
      <style:text-properties officeooo:paragraph-rsid="0015de33"/>
    </style:style>
    <style:style style:name="P6" style:family="paragraph" style:parent-style-name="Text_20_body">
      <style:text-properties officeooo:paragraph-rsid="00119d04"/>
    </style:style>
    <style:style style:name="P7" style:family="paragraph" style:parent-style-name="Heading_20_1">
      <style:text-properties fo:font-size="16pt" style:font-size-asian="16pt" style:font-size-complex="16pt"/>
    </style:style>
    <style:style style:name="P8" style:family="paragraph">
      <style:paragraph-properties fo:text-align="start"/>
      <style:text-properties style:text-line-through-style="none" style:font-name="Arial1" fo:font-size="12pt" fo:font-style="normal" style:text-underline-style="none"/>
    </style:style>
    <style:style style:name="P9" style:family="paragraph">
      <style:paragraph-properties fo:text-align="center"/>
      <style:text-properties style:text-line-through-style="none" style:font-name="Arial3" fo:font-size="10pt" fo:font-style="normal" style:text-underline-style="none"/>
    </style:style>
    <style:style style:name="P10" style:family="paragraph">
      <style:paragraph-properties fo:text-align="start"/>
      <style:text-properties style:text-line-through-style="none" style:font-name="Arial3" fo:font-size="10pt" fo:font-style="normal" style:text-underline-style="none"/>
    </style:style>
    <style:style style:name="P11" style:family="paragraph">
      <style:paragraph-properties fo:text-align="start"/>
      <style:text-properties style:text-line-through-style="none" style:font-name="Arial1" fo:font-size="14pt" fo:font-style="normal" style:text-underline-style="none"/>
    </style:style>
    <style:style style:name="T1" style:family="text">
      <style:text-properties fo:font-size="14pt"/>
    </style:style>
    <style:style style:name="T2" style:family="text">
      <style:text-properties fo:font-weight="normal"/>
    </style:style>
    <style:style style:name="T3" style:family="text">
      <style:text-properties style:font-size-asian="14pt"/>
    </style:style>
    <style:style style:name="T4" style:family="text">
      <style:text-properties style:font-weight-asian="normal"/>
    </style:style>
    <style:style style:name="T5" style:family="text">
      <style:text-properties style:font-size-complex="14pt"/>
    </style:style>
    <style:style style:name="T6" style:family="text">
      <style:text-properties style:font-weight-complex="normal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" draw:wrap-influence-on-position="once-concurrent"/>
    </style:style>
    <style:style style:name="gr4" style:family="graphic">
      <style:graphic-properties fo:background-color="#ffffcc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fo:background-color="#ffffcc" fo:border="none" draw:wrap-influence-on-position="once-concurrent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area form:name="date_period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a1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2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3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4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5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1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2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3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4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5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1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2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3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4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5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1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2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3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4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5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x1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x2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x3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x4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x5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stat_type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x6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a6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6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6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6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Ausbildung von Sachkundigen nach Kapitel 8.2 ADN</text:h>
      <text:p text:style-name="Text_20_body"/>
      <text:p text:style-name="P6"><draw:control text:anchor-type="as-char" draw:z-index="26" draw:style-name="gr1" draw:text-style-name="P11" svg:width="25.604cm" svg:height="1.001cm" draw:control="control27"/></text:p>
      <text:p text:style-name="Text_20_body"><draw:control text:anchor-type="as-char" draw:z-index="0" draw:style-name="gr1" draw:text-style-name="P8" svg:width="16.504cm" svg:height="1.502cm" draw:control="control1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header-rows>
          <table:table-row table:style-name="Tabelle1.1">
            <table:table-cell table:style-name="Tabelle1.A1" office:value-type="string">
              <text:p text:style-name="P2">Art der Prüfung</text:p>
            </table:table-cell>
            <table:table-cell table:style-name="Tabelle1.B1" office:value-type="string">
              <text:p text:style-name="Table_20_Heading">Anzahl Prüfungstermine</text:p>
            </table:table-cell>
            <table:table-cell table:style-name="Tabelle1.B1" office:value-type="string">
              <text:p text:style-name="Table_20_Heading">Anzahl der Teilnehmer</text:p>
            </table:table-cell>
            <table:table-cell table:style-name="Tabelle1.D1" office:value-type="string">
              <text:p text:style-name="Table_20_Heading">davon </text:p>
              <text:p text:style-name="Table_20_Heading">bestanden</text:p>
            </table:table-cell>
            <table:table-cell table:style-name="Tabelle1.E1" office:value-type="string">
              <text:p text:style-name="Table_20_Heading">Erfolgsquote</text:p>
            </table:table-cell>
          </table:table-row>
        </table:table-header-rows>
        <table:table-row>
          <table:table-cell table:style-name="Tabelle1.A2" office:value-type="string">
            <text:p text:style-name="P1"><draw:control text:anchor-type="as-char" svg:y="-0.351cm" draw:z-index="21" draw:style-name="gr4" draw:text-style-name="P10" svg:width="8.903cm" svg:height="0.701cm" draw:control="control22"/></text:p>
          </table:table-cell>
          <table:table-cell table:style-name="Tabelle1.B2" office:value-type="string">
            <text:p text:style-name="Table_20_Contents"><draw:control text:anchor-type="as-char" svg:y="-0.351cm" draw:z-index="1" draw:style-name="gr2" draw:text-style-name="P9" svg:width="3.795cm" svg:height="0.701cm" draw:control="control2"/></text:p>
          </table:table-cell>
          <table:table-cell table:style-name="Tabelle1.B2" office:value-type="string">
            <text:p text:style-name="Standard"><draw:control text:anchor-type="as-char" svg:y="-0.351cm" draw:z-index="6" draw:style-name="gr2" draw:text-style-name="P9" svg:width="3.795cm" svg:height="0.701cm" draw:control="control7"/></text:p>
          </table:table-cell>
          <table:table-cell table:style-name="Tabelle1.B2" office:value-type="string">
            <text:p text:style-name="Standard"><draw:control text:anchor-type="as-char" svg:y="-0.351cm" draw:z-index="11" draw:style-name="gr2" draw:text-style-name="P9" svg:width="3.795cm" svg:height="0.701cm" draw:control="control12"/></text:p>
          </table:table-cell>
          <table:table-cell table:style-name="Tabelle1.E2" office:value-type="string">
            <text:p text:style-name="Standard"><draw:control text:anchor-type="as-char" svg:y="-0.351cm" draw:z-index="16" draw:style-name="gr2" draw:text-style-name="P9" svg:width="3.795cm" svg:height="0.701cm" draw:control="control17"/></text:p>
          </table:table-cell>
        </table:table-row>
        <table:table-row>
          <table:table-cell table:style-name="Tabelle1.A2" office:value-type="string">
            <text:p text:style-name="P1"><draw:control text:anchor-type="as-char" svg:y="-0.351cm" draw:z-index="22" draw:style-name="gr4" draw:text-style-name="P10" svg:width="8.903cm" svg:height="0.701cm" draw:control="control23"/></text:p>
          </table:table-cell>
          <table:table-cell table:style-name="Tabelle1.B2" office:value-type="string">
            <text:p text:style-name="Standard"><draw:control text:anchor-type="as-char" svg:y="-0.351cm" draw:z-index="2" draw:style-name="gr2" draw:text-style-name="P9" svg:width="3.795cm" svg:height="0.701cm" draw:control="control3"/></text:p>
          </table:table-cell>
          <table:table-cell table:style-name="Tabelle1.B2" office:value-type="string">
            <text:p text:style-name="Standard"><draw:control text:anchor-type="as-char" svg:y="-0.351cm" draw:z-index="7" draw:style-name="gr2" draw:text-style-name="P9" svg:width="3.795cm" svg:height="0.701cm" draw:control="control8"/></text:p>
          </table:table-cell>
          <table:table-cell table:style-name="Tabelle1.B2" office:value-type="string">
            <text:p text:style-name="Standard"><draw:control text:anchor-type="as-char" svg:y="-0.351cm" draw:z-index="12" draw:style-name="gr2" draw:text-style-name="P9" svg:width="3.795cm" svg:height="0.701cm" draw:control="control13"/></text:p>
          </table:table-cell>
          <table:table-cell table:style-name="Tabelle1.E2" office:value-type="string">
            <text:p text:style-name="Standard"><draw:control text:anchor-type="as-char" svg:y="-0.351cm" draw:z-index="17" draw:style-name="gr2" draw:text-style-name="P9" svg:width="3.795cm" svg:height="0.701cm" draw:control="control18"/></text:p>
          </table:table-cell>
        </table:table-row>
        <table:table-row>
          <table:table-cell table:style-name="Tabelle1.A2" office:value-type="string">
            <text:p text:style-name="P1"><draw:control text:anchor-type="as-char" svg:y="-0.351cm" draw:z-index="23" draw:style-name="gr4" draw:text-style-name="P10" svg:width="8.903cm" svg:height="0.701cm" draw:control="control24"/></text:p>
          </table:table-cell>
          <table:table-cell table:style-name="Tabelle1.B2" office:value-type="string">
            <text:p text:style-name="Standard"><draw:control text:anchor-type="as-char" svg:y="-0.351cm" draw:z-index="3" draw:style-name="gr2" draw:text-style-name="P9" svg:width="3.795cm" svg:height="0.701cm" draw:control="control4"/></text:p>
          </table:table-cell>
          <table:table-cell table:style-name="Tabelle1.B2" office:value-type="string">
            <text:p text:style-name="Standard"><draw:control text:anchor-type="as-char" svg:y="-0.351cm" draw:z-index="8" draw:style-name="gr2" draw:text-style-name="P9" svg:width="3.795cm" svg:height="0.701cm" draw:control="control9"/></text:p>
          </table:table-cell>
          <table:table-cell table:style-name="Tabelle1.B2" office:value-type="string">
            <text:p text:style-name="Standard"><draw:control text:anchor-type="as-char" svg:y="-0.351cm" draw:z-index="13" draw:style-name="gr2" draw:text-style-name="P9" svg:width="3.795cm" svg:height="0.701cm" draw:control="control14"/></text:p>
          </table:table-cell>
          <table:table-cell table:style-name="Tabelle1.E2" office:value-type="string">
            <text:p text:style-name="Standard"><draw:control text:anchor-type="as-char" svg:y="-0.351cm" draw:z-index="18" draw:style-name="gr2" draw:text-style-name="P9" svg:width="3.795cm" svg:height="0.701cm" draw:control="control19"/></text:p>
          </table:table-cell>
        </table:table-row>
        <table:table-row>
          <table:table-cell table:style-name="Tabelle1.A2" office:value-type="string">
            <text:p text:style-name="P1"><draw:control text:anchor-type="as-char" svg:y="-0.351cm" draw:z-index="24" draw:style-name="gr4" draw:text-style-name="P10" svg:width="8.903cm" svg:height="0.701cm" draw:control="control25"/></text:p>
          </table:table-cell>
          <table:table-cell table:style-name="Tabelle1.B2" office:value-type="string">
            <text:p text:style-name="Standard"><draw:control text:anchor-type="as-char" svg:y="-0.351cm" draw:z-index="4" draw:style-name="gr2" draw:text-style-name="P9" svg:width="3.795cm" svg:height="0.701cm" draw:control="control5"/></text:p>
          </table:table-cell>
          <table:table-cell table:style-name="Tabelle1.B2" office:value-type="string">
            <text:p text:style-name="Standard"><draw:control text:anchor-type="as-char" svg:y="-0.351cm" draw:z-index="9" draw:style-name="gr2" draw:text-style-name="P9" svg:width="3.795cm" svg:height="0.701cm" draw:control="control10"/></text:p>
          </table:table-cell>
          <table:table-cell table:style-name="Tabelle1.B2" office:value-type="string">
            <text:p text:style-name="Standard"><draw:control text:anchor-type="as-char" svg:y="-0.351cm" draw:z-index="14" draw:style-name="gr2" draw:text-style-name="P9" svg:width="3.795cm" svg:height="0.701cm" draw:control="control15"/></text:p>
          </table:table-cell>
          <table:table-cell table:style-name="Tabelle1.E2" office:value-type="string">
            <text:p text:style-name="Standard"><draw:control text:anchor-type="as-char" svg:y="-0.351cm" draw:z-index="19" draw:style-name="gr2" draw:text-style-name="P9" svg:width="3.795cm" svg:height="0.701cm" draw:control="control20"/></text:p>
          </table:table-cell>
        </table:table-row>
        <table:table-row>
          <table:table-cell table:style-name="Tabelle1.A2" office:value-type="string">
            <text:p text:style-name="P1"><draw:control text:anchor-type="paragraph" draw:z-index="25" draw:style-name="gr5" draw:text-style-name="P10" svg:width="8.873cm" svg:height="0.701cm" svg:x="0cm" svg:y="0cm" draw:control="control26"/></text:p>
          </table:table-cell>
          <table:table-cell table:style-name="Tabelle1.B2" office:value-type="string">
            <text:p text:style-name="Standard"><draw:control text:anchor-type="paragraph" draw:z-index="5" draw:style-name="gr3" draw:text-style-name="P9" svg:width="3.795cm" svg:height="0.701cm" svg:x="0cm" svg:y="0cm" draw:control="control6"/></text:p>
          </table:table-cell>
          <table:table-cell table:style-name="Tabelle1.B2" office:value-type="string">
            <text:p text:style-name="Standard"><draw:control text:anchor-type="paragraph" draw:z-index="10" draw:style-name="gr3" draw:text-style-name="P9" svg:width="3.795cm" svg:height="0.701cm" svg:x="0cm" svg:y="0cm" draw:control="control11"/></text:p>
          </table:table-cell>
          <table:table-cell table:style-name="Tabelle1.B2" office:value-type="string">
            <text:p text:style-name="Standard"><draw:control text:anchor-type="paragraph" draw:z-index="15" draw:style-name="gr3" draw:text-style-name="P9" svg:width="3.795cm" svg:height="0.701cm" svg:x="0cm" svg:y="0cm" draw:control="control16"/></text:p>
          </table:table-cell>
          <table:table-cell table:style-name="Tabelle1.E2" office:value-type="string">
            <text:p text:style-name="Standard"><draw:control text:anchor-type="paragraph" draw:z-index="20" draw:style-name="gr3" draw:text-style-name="P9" svg:width="3.795cm" svg:height="0.701cm" svg:x="0cm" svg:y="0cm" draw:control="control21"/></text:p>
          </table:table-cell>
        </table:table-row>
        <table:table-row>
          <table:table-cell table:style-name="Tabelle1.A2" office:value-type="string">
            <text:p text:style-name="P4"><draw:control text:anchor-type="as-char" svg:y="-0.351cm" draw:z-index="27" draw:style-name="gr4" draw:text-style-name="P10" svg:width="8.873cm" svg:height="0.701cm" draw:control="control28"/></text:p>
          </table:table-cell>
          <table:table-cell table:style-name="Tabelle1.B2" office:value-type="string">
            <text:p text:style-name="P5"><draw:control text:anchor-type="as-char" svg:y="-0.351cm" draw:z-index="28" draw:style-name="gr2" draw:text-style-name="P9" svg:width="3.795cm" svg:height="0.701cm" draw:control="control29"/></text:p>
          </table:table-cell>
          <table:table-cell table:style-name="Tabelle1.B2" office:value-type="string">
            <text:p text:style-name="P5"><draw:control text:anchor-type="as-char" svg:y="-0.351cm" draw:z-index="29" draw:style-name="gr2" draw:text-style-name="P9" svg:width="3.795cm" svg:height="0.701cm" draw:control="control30"/></text:p>
          </table:table-cell>
          <table:table-cell table:style-name="Tabelle1.B2" office:value-type="string">
            <text:p text:style-name="P5"><draw:control text:anchor-type="as-char" svg:y="-0.351cm" draw:z-index="30" draw:style-name="gr2" draw:text-style-name="P9" svg:width="3.795cm" svg:height="0.701cm" draw:control="control31"/></text:p>
          </table:table-cell>
          <table:table-cell table:style-name="Tabelle1.E2" office:value-type="string">
            <text:p text:style-name="P5"><draw:control text:anchor-type="as-char" svg:y="-0.351cm" draw:z-index="31" draw:style-name="gr2" draw:text-style-name="P9" svg:width="3.795cm" svg:height="0.701cm" draw:control="control32"/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1" svg:font-family="Arial" style:font-adornments="Normal" style:font-family-generic="swiss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Arial2" fo:font-size="115%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Meyer</meta:initial-creator>
    <meta:creation-date>2010-11-19T09:42:38</meta:creation-date>
    <meta:generator>OpenOffice.org/3.2$Linux OpenOffice.org_project/320m19$Build-9505</meta:generator>
    <dc:date>2011-08-07T14:16:18</dc:date>
    <dc:creator>Stefan Meyer</dc:creator>
    <meta:editing-duration>PT06H25M26S</meta:editing-duration>
    <meta:editing-cycles>31</meta:editing-cycles>
    <meta:document-statistic meta:table-count="1" meta:image-count="0" meta:object-count="0" meta:page-count="1" meta:paragraph-count="39" meta:word-count="18" meta:character-count="165"/>
  </office:meta>
</office:document-meta>
</file>